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l codice 226 della Biblioteca Universitaria di Bologna trasmette una raccolta di suppliche e lettere di grazia in volgare messa insieme nel secondo Quattrocento dal ferrarese Bartolomeo di Benincà per il signore di Faenza Astorre II Manfredi. In un contesto antiquario che investe tanto il piano del confezionamento del codice quanto quello propriamente contenutistico, il Formulario dispiega una raffinata strategia di costruzione dell’immagine del Manfredi, offrendo una rappresentazione del signore nelle vesti del sapiente ed eloquente principe dell’antichità, che amministra con magnanimità e equità la giustizia nella piccola comunità cittadina posta sotto il suo dominio. Del Formulario per Astorre II Manfredi si fornisce qui un’edizione critica e digital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5T14:05:17.591000000</dc:date>
    <meta:editing-duration>PT6S</meta:editing-duration>
    <meta:editing-cycles>1</meta:editing-cycles>
    <meta:document-statistic meta:table-count="0" meta:image-count="0" meta:object-count="0" meta:page-count="1" meta:paragraph-count="1" meta:word-count="108" meta:character-count="766" meta:non-whitespace-character-count="658"/>
    <meta:generator>LibreOffice/7.3.7.2$Windows_X86_64 LibreOffice_project/e114eadc50a9ff8d8c8a0567d6da8f454beeb84f</meta:generator>
  </office:meta>
</office:document-meta>
</file>